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Footnote">
      <style:text-properties officeooo:rsid="000be0da" officeooo:paragraph-rsid="000be0da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1" style:family="paragraph" style:parent-style-name="Table_20_Contents">
      <style:text-properties style:font-name="Arial" officeooo:rsid="0010b864" officeooo:paragraph-rsid="0010b864"/>
    </style:style>
    <style:style style:name="P42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5" style:family="paragraph" style:parent-style-name="Table_20_Contents">
      <style:text-properties style:font-name="Arial" officeooo:rsid="00190017" officeooo:paragraph-rsid="00190017"/>
    </style:style>
    <style:style style:name="P46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5dcc9" officeooo:paragraph-rsid="0025d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57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61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2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6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6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66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67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68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69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70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71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72" style:family="paragraph" style:parent-style-name="Standard" style:list-style-name="L9">
      <style:text-properties style:font-name="Arial" officeooo:rsid="000f0dde" officeooo:paragraph-rsid="000f0dde"/>
    </style:style>
    <style:style style:name="P73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74" style:family="paragraph" style:parent-style-name="Standard" style:list-style-name="L8">
      <style:text-properties officeooo:paragraph-rsid="00190017"/>
    </style:style>
    <style:style style:name="P75" style:family="paragraph" style:parent-style-name="Standard" style:list-style-name="L9">
      <style:text-properties officeooo:paragraph-rsid="000f0dde"/>
    </style:style>
    <style:style style:name="P76" style:family="paragraph">
      <style:paragraph-properties fo:text-align="justify"/>
    </style:style>
    <style:style style:name="P77" style:family="paragraph">
      <style:paragraph-properties fo:margin-left="0.5in" fo:margin-right="0in" fo:text-align="justify" fo:text-indent="-0.2476in"/>
    </style:style>
    <style:style style:name="P78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79" style:family="paragraph">
      <loext:graphic-properties draw:fill="none"/>
    </style:style>
    <style:style style:name="P80" style:family="paragraph">
      <style:paragraph-properties fo:text-align="end"/>
    </style:style>
    <style:style style:name="P81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82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style:font-name="Arial" fo:font-size="12pt" style:font-name-complex="Arial"/>
    </style:style>
    <style:style style:name="T25" style:family="text">
      <style:text-properties fo:font-size="2.29999995231628pt" style:font-size-asian="1.70000004768372pt" style:font-size-complex="2.09999990463257pt"/>
    </style:style>
    <style:style style:name="T26" style:family="text">
      <style:text-properties fo:font-size="12pt"/>
    </style:style>
    <style:style style:name="T27" style:family="text">
      <style:text-properties fo:font-size="2.20000004768372pt" style:font-size-asian="2.20000004768372pt" style:font-size-complex="2.20000004768372pt"/>
    </style:style>
    <style:style style:name="T28" style:family="text">
      <style:text-properties fo:font-size="4pt" style:font-size-asian="1.89999997615814pt" style:font-size-complex="1.89999997615814pt"/>
    </style:style>
    <style:style style:name="T29" style:family="text">
      <style:text-properties fo:font-size="3.59999990463257pt" style:font-size-asian="1.5pt" style:font-size-complex="1.5pt"/>
    </style:style>
    <style:style style:name="T30" style:family="text">
      <style:text-properties fo:font-size="2.90000009536743pt" style:font-size-asian="1.29999995231628pt" style:font-size-complex="1.29999995231628pt"/>
    </style:style>
    <style:style style:name="T31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3590740790" text:style-name="L1">
        <text:list-item>
          <text:p text:style-name="P55">Build a command line Chess game where two players can play against each other.</text:p>
        </text:list-item>
        <text:list-item>
          <text:p text:style-name="P55">The game should be properly constrained – it should prevent players from making illegal moves and declare check or checkmate in the correct situations.</text:p>
        </text:list-item>
        <text:list-item>
          <text:p text:style-name="P55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79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82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81" svg:width="0.226in" svg:height="2.0122in" svg:x="2.1291in" svg:y="0.0346in"><draw:text-box><text:p text:style-name="P80"><text:span text:style-name="T25"/></text:p><text:p text:style-name="P80"><text:span text:style-name="T26">8</text:span></text:p><text:p text:style-name="P80"><text:span text:style-name="T27"/></text:p><text:p text:style-name="P80"><text:span text:style-name="T27"/></text:p><text:p text:style-name="P80"><text:span text:style-name="T26">7</text:span></text:p><text:p text:style-name="P80"><text:span text:style-name="T27"/></text:p><text:p text:style-name="P80"><text:span text:style-name="T26">6</text:span></text:p><text:p text:style-name="P80"><text:span text:style-name="T28"/></text:p><text:p text:style-name="P80"><text:span text:style-name="T26">5</text:span></text:p><text:p text:style-name="P80"><text:span text:style-name="T29"/></text:p><text:p text:style-name="P80"><text:span text:style-name="T26">4</text:span></text:p><text:p text:style-name="P80"><text:span text:style-name="T30"/></text:p><text:p text:style-name="P80"><text:span text:style-name="T26">3</text:span></text:p><text:p text:style-name="P80"><text:span text:style-name="T31"/></text:p><text:p text:style-name="P80"><text:span text:style-name="T26">2</text:span></text:p><text:p text:style-name="P80"><text:span text:style-name="T29"/></text:p><text:p text:style-name="P80"><text:span text:style-name="T26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78" svg:width="1.0512in" svg:height="1.3425in" svg:x="5.289in" svg:y="0.152in"><draw:text-box><text:p text:style-name="P76"><text:span text:style-name="T24">Pieces:</text:span></text:p><text:p text:style-name="P76"><text:span text:style-name="T24"><text:s text:c="5"/></text:span><text:span text:style-name="T24">[R]ook</text:span></text:p><text:p text:style-name="P77"><text:span text:style-name="T24">K[N]ight </text:span></text:p><text:p text:style-name="P77"><text:span text:style-name="T24">[B]ishop</text:span></text:p><text:p text:style-name="P77"><text:span text:style-name="T24">[Q]ueen </text:span></text:p><text:p text:style-name="P77"><text:span text:style-name="T24">[K]ing</text:span></text:p><text:p text:style-name="P77"><text:span text:style-name="T24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729566384" text:style-name="L2">
        <text:list-item>
          <text:p text:style-name="P56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871732781" text:style-name="L3">
        <text:list-item>
          <text:p text:style-name="P57">Player moves, comprised of a piece <text:span text:style-name="T10">name</text:span> and the square they will move the piece to, for example:</text:p>
          <text:list>
            <text:list-item>
              <text:p text:style-name="P57">“Q” then “F3”, will move the white queen on D1 to F3, if the move is legal.</text:p>
              <text:p text:style-name="P57"/>
            </text:list-item>
          </text:list>
        </text:list-item>
        <text:list-item>
          <text:p text:style-name="P73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57">“N B1” then “C3”, will move the white knight on B1 to C3, if the move is legal.</text:p>
            </text:list-item>
          </text:list>
        </text:list-item>
      </text:list>
      <text:p text:style-name="P15"/>
      <text:list xml:id="list130052260432795" text:continue-numbering="true" text:style-name="L3">
        <text:list-item>
          <text:p text:style-name="P73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3692431127" text:style-name="L4">
        <text:list-item>
          <text:p text:style-name="P58">The initial screen will have a welcome message and instructions on how the game’s interface works.</text:p>
        </text:list-item>
        <text:list-item>
          <text:p text:style-name="P58">On the game screen, after a player has input a move the screen will redraw the board reflecting the new position of the pieces.</text:p>
        </text:list-item>
        <text:list-item>
          <text:p text:style-name="P58">The board will continue to update until one of the player is in check, at which point the game will display a message saying so, prompting the player for their next legal move.</text:p>
        </text:list-item>
        <text:list-item>
          <text:p text:style-name="P58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265088113" text:style-name="L5">
        <text:list-item>
          <text:p text:style-name="P59">Greet the players and display the instructions of the game.</text:p>
        </text:list-item>
        <text:list-item>
          <text:p text:style-name="P59">Prompt the player to input any key to start the game.</text:p>
        </text:list-item>
        <text:list-item>
          <text:p text:style-name="P60">Display “User Interface” screen.</text:p>
        </text:list-item>
        <text:list-item>
          <text:p text:style-name="P62">Ask current player to select the piece to move.</text:p>
          <text:list>
            <text:list-item>
              <text:p text:style-name="P62">If piece is not part of the game, ask to select a different piece.</text:p>
            </text:list-item>
            <text:list-item>
              <text:p text:style-name="P62">If piece is not Q or K, ask which of the instances they want to select</text:p>
            </text:list-item>
          </text:list>
        </text:list-item>
        <text:list-item>
          <text:p text:style-name="P60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63">Validate the input move:</text:p>
          <text:list>
            <text:list-item>
              <text:p text:style-name="P63">If input move is “out-of-bounds”<text:note text:id="ftn1" text:note-class="footnote"><text:note-citation>1</text:note-citation><text:note-body><text:p text:style-name="P23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63">If input move is “invalid”<text:note text:id="ftn2" text:note-class="footnote"><text:note-citation>2</text:note-citation><text:note-body><text:p text:style-name="P23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63">If input move is “illegal”<text:note text:id="ftn3" text:note-class="footnote"><text:note-citation>3</text:note-citation><text:note-body><text:p text:style-name="P23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63">If input move is valid, proceed.</text:p>
            </text:list-item>
          </text:list>
        </text:list-item>
        <text:list-item>
          <text:p text:style-name="P63">Save move.</text:p>
        </text:list-item>
        <text:list-item>
          <text:p text:style-name="P63">Update board.</text:p>
        </text:list-item>
        <text:list-item>
          <text:p text:style-name="P63">Refresh the screen, reflecting the new state of the board.</text:p>
        </text:list-item>
        <text:list-item>
          <text:p text:style-name="P63">Check board for a <text:span text:style-name="T15">C</text:span><text:span text:style-name="T14">heck:</text:span></text:p>
          <text:list>
            <text:list-item>
              <text:p text:style-name="P63">If the player puts the opponent in check, see if it’s also a checkmate.</text:p>
              <text:list>
                <text:list-item>
                  <text:p text:style-name="P63">If checkmate, display “Checkmate” message <text:span text:style-name="T13">and go to step 12.</text:span></text:p>
                </text:list-item>
                <text:list-item>
                  <text:p text:style-name="P64">Else, display “Check” message and continue.</text:p>
                </text:list-item>
              </text:list>
            </text:list-item>
            <text:list-item>
              <text:p text:style-name="P64">Else, continue.</text:p>
            </text:list-item>
          </text:list>
        </text:list-item>
        <text:list-item>
          <text:p text:style-name="P63">Change player.</text:p>
        </text:list-item>
        <text:list-item>
          <text:p text:style-name="P63">Repeat steps 4 to 9 until checkmate.</text:p>
        </text:list-item>
        <text:list-item>
          <text:p text:style-name="P64">Declare current player as winner.</text:p>
        </text:list-item>
      </text:list>
      <text:p text:style-name="P14"/>
      <text:p text:style-name="P13">What do I need?</text:p>
      <text:p text:style-name="P13"/>
      <text:list xml:id="list2733283229" text:style-name="L6">
        <text:list-item>
          <text:p text:style-name="P68">Class for each type of piece</text:p>
          <text:list>
            <text:list-item>
              <text:p text:style-name="P61">Instance Variables:</text:p>
              <text:list>
                <text:list-item>
                  <text:p text:style-name="P61">Color (String)</text:p>
                </text:list-item>
                <text:list-item>
                  <text:p text:style-name="P61">Position (String)</text:p>
                </text:list-item>
                <text:list-item>
                  <text:p text:style-name="P61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30052437690570" text:continue-numbering="true" text:style-name="L6">
        <text:list-item>
          <text:list>
            <text:list-item>
              <text:p text:style-name="P61">Instance Methods:</text:p>
              <text:p text:style-name="P61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<text:span text:style-name="T5">M</text:span><text:span text:style-name="T4">ethod</text:span></text:p>
          </table:table-cell>
          <table:table-cell table:style-name="Table1.B1" office:value-type="string">
            <text:p text:style-name="P36">Description</text:p>
          </table:table-cell>
        </table:table-row>
        <table:table-row>
          <table:table-cell table:style-name="Table1.A2" office:value-type="string">
            <text:p text:style-name="P24"><text:span text:style-name="T18">valid</text:span>_move?</text:p>
          </table:table-cell>
          <table:table-cell table:style-name="Table1.B2" office:value-type="string">
            <text:p text:style-name="P24">Checks if the input move is <text:span text:style-name="T18">valid</text:span> depending on the piece’s movement rules.</text:p>
            <text:p text:style-name="P24">Returns a Boolean.</text:p>
          </table:table-cell>
        </table:table-row>
      </table:table>
      <text:p text:style-name="P17"/>
      <text:list xml:id="list3695957311" text:style-name="L7">
        <text:list-item>
          <text:p text:style-name="P69">Class for the game</text:p>
          <text:list>
            <text:list-item>
              <text:p text:style-name="P65">Instance Variables:</text:p>
              <text:list>
                <text:list-item>
                  <text:p text:style-name="P66">Board (2-dimensional Array)</text:p>
                </text:list-item>
                <text:list-item>
                  <text:p text:style-name="P67">Current Player (String)</text:p>
                  <text:p text:style-name="P65"/>
                </text:list-item>
              </text:list>
            </text:list-item>
            <text:list-item>
              <text:p text:style-name="P65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Method</text:p>
          </table:table-cell>
          <table:table-cell table:style-name="Table2.B1" office:value-type="string">
            <text:p text:style-name="P37">Description</text:p>
          </table:table-cell>
        </table:table-row>
        <table:table-row>
          <table:table-cell table:style-name="Table2.A2" office:value-type="string">
            <text:p text:style-name="P31">initialize</text:p>
          </table:table-cell>
          <table:table-cell table:style-name="Table2.B2" office:value-type="string">
            <text:p text:style-name="P31">Creates the board, an 8x8 array.</text:p>
            <text:p text:style-name="P35">Sets current player to ‘white’</text:p>
            <text:p text:style-name="P31">Returns <text:span text:style-name="T14">nil</text:span>.</text:p>
          </table:table-cell>
        </table:table-row>
        <table:table-row>
          <table:table-cell table:style-name="Table2.A9" office:value-type="string">
            <text:p text:style-name="P25">play_game</text:p>
          </table:table-cell>
          <table:table-cell table:style-name="Table2.B9" office:value-type="string">
            <text:p text:style-name="P25">Runs the game. In a loop, calls all the methods needed until a winner is determined.</text:p>
            <text:p text:style-name="P25">Returns <text:span text:style-name="T14">nil</text:span>.</text:p>
          </table:table-cell>
        </table:table-row>
        <table:table-row>
          <table:table-cell table:style-name="Table2.A2" office:value-type="string">
            <text:p text:style-name="P27">set_board</text:p>
          </table:table-cell>
          <table:table-cell table:style-name="Table2.B2" office:value-type="string">
            <text:p text:style-name="P27">Sets the board.</text:p>
            <text:p text:style-name="P27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8">select_piece</text:p>
          </table:table-cell>
          <table:table-cell table:style-name="Table2.B2" office:value-type="string">
            <text:p text:style-name="P28">Selects the piece the current player will move.</text:p>
            <text:p text:style-name="P28">Returns the selected piece.</text:p>
          </table:table-cell>
        </table:table-row>
        <table:table-row>
          <table:table-cell table:style-name="Table2.A9" office:value-type="string">
            <text:p text:style-name="P35">make_move</text:p>
          </table:table-cell>
          <table:table-cell table:style-name="Table2.B9" office:value-type="string">
            <text:p text:style-name="P35">After validation, moves the selected_piece to the position input by the player.</text:p>
            <text:p text:style-name="P35">Returns <text:span text:style-name="T14">nil</text:span>.</text:p>
          </table:table-cell>
        </table:table-row>
        <table:table-row>
          <table:table-cell table:style-name="Table2.A9" office:value-type="string">
            <text:p text:style-name="P35">update_board</text:p>
          </table:table-cell>
          <table:table-cell table:style-name="Table2.B9" office:value-type="string">
            <text:p text:style-name="P35">After making a move, updates the board.</text:p>
            <text:p text:style-name="P35">Returns <text:span text:style-name="T14">nil</text:span></text:p>
          </table:table-cell>
        </table:table-row>
        <table:table-row>
          <table:table-cell table:style-name="Table2.A9" office:value-type="string">
            <text:p text:style-name="P25">save_game</text:p>
          </table:table-cell>
          <table:table-cell table:style-name="Table2.B9" office:value-type="string">
            <text:p text:style-name="P25">Serializes the game’s current state in a YAML file.</text:p>
            <text:p text:style-name="P25">Returns a Boolean (?).</text:p>
          </table:table-cell>
        </table:table-row>
        <table:table-row>
          <table:table-cell table:style-name="Table2.A9" office:value-type="string">
            <text:p text:style-name="P27">check?</text:p>
          </table:table-cell>
          <table:table-cell table:style-name="Table2.B9" office:value-type="string">
            <text:p text:style-name="P27">Determines if the current player’s King is in check.</text:p>
            <text:p text:style-name="P27">Returns a Boolean.</text:p>
          </table:table-cell>
        </table:table-row>
        <table:table-row>
          <table:table-cell table:style-name="Table2.A10" office:value-type="string">
            <text:p text:style-name="P27">check_mate?</text:p>
          </table:table-cell>
          <table:table-cell table:style-name="Table2.B10" office:value-type="string">
            <text:p text:style-name="P27">Used only if check? is true.</text:p>
            <text:p text:style-name="P27">Determines if the current player is in checkmate.</text:p>
            <text:p text:style-name="P27">Returns a Boolean.</text:p>
          </table:table-cell>
        </table:table-row>
        <text:soft-page-break/>
        <table:table-row>
          <table:table-cell table:style-name="Table2.A2" office:value-type="string">
            <text:p text:style-name="P34">change_player</text:p>
          </table:table-cell>
          <table:table-cell table:style-name="Table2.B2" office:value-type="string">
            <text:p text:style-name="P34">Changes current_player</text:p>
            <text:p text:style-name="P34">Returns <text:span text:style-name="T17">nil</text:span>.</text:p>
          </table:table-cell>
        </table:table-row>
      </table:table>
      <text:list xml:id="list3578792487" text:style-name="L8">
        <text:list-header>
          <text:p text:style-name="P74"/>
        </text:list-header>
        <text:list-item>
          <text:p text:style-name="P70">Module for piece creation</text:p>
          <text:list>
            <text:list-item>
              <text:p text:style-name="P71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Method</text:p>
          </table:table-cell>
          <table:table-cell table:style-name="Table6.B1" office:value-type="string">
            <text:p text:style-name="P40">Description</text:p>
          </table:table-cell>
        </table:table-row>
        <table:table-row>
          <table:table-cell table:style-name="Table6.A2" office:value-type="string">
            <text:p text:style-name="P45">create_<text:span text:style-name="T14">piece</text:span><text:span text:style-name="T16">s</text:span></text:p>
          </table:table-cell>
          <table:table-cell table:style-name="Table6.B2" office:value-type="string">
            <text:p text:style-name="P45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1998917647" text:style-name="L9">
        <text:list-item>
          <text:p text:style-name="P75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72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Method</text:p>
          </table:table-cell>
          <table:table-cell table:style-name="Table3.B1" office:value-type="string">
            <text:p text:style-name="P38">Description</text:p>
          </table:table-cell>
        </table:table-row>
        <table:table-row>
          <table:table-cell table:style-name="Table3.A2" office:value-type="string">
            <text:p text:style-name="P27">out_of_bounds?<text:span text:style-name="T22">(position)</text:span></text:p>
          </table:table-cell>
          <table:table-cell table:style-name="Table3.B2" office:value-type="string">
            <text:p text:style-name="P27">Checks if the move is within the boundaries of the board (A1 to H8)</text:p>
            <text:p text:style-name="P27">Returns a Boolean.</text:p>
          </table:table-cell>
        </table:table-row>
        <table:table-row>
          <table:table-cell table:style-name="Table3.A3" office:value-type="string">
            <text:p text:style-name="P27">legal_move?</text:p>
          </table:table-cell>
          <table:table-cell table:style-name="Table3.B3" office:value-type="string">
            <text:p text:style-name="P27">Used only when the King is in check.</text:p>
            <text:p text:style-name="P27">Checks if the current player’s King will still be in check after this move.</text:p>
            <text:p text:style-name="P26">Returns a Boolean.</text:p>
          </table:table-cell>
        </table:table-row>
        <table:table-row>
          <table:table-cell table:style-name="Table3.A2" office:value-type="string">
            <text:p text:style-name="P42">translate<text:span text:style-name="T22">(position)</text:span></text:p>
          </table:table-cell>
          <table:table-cell table:style-name="Table3.B2" office:value-type="string">
            <text:p text:style-name="P28">Translates the input move from Chess notation into a 2-dimensional array index.</text:p>
            <text:p text:style-name="P28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3">valid_piece?<text:span text:style-name="T22">(piece)</text:span></text:p>
          </table:table-cell>
          <table:table-cell table:style-name="Table3.B2" office:value-type="string">
            <text:p text:style-name="P32">Checks if piece input by player is a part of the game.</text:p>
          </table:table-cell>
        </table:table-row>
        <table:table-row>
          <table:table-cell table:style-name="Table3.A2" office:value-type="string">
            <text:p text:style-name="P44">valid_init_pos?(position)</text:p>
          </table:table-cell>
          <table:table-cell table:style-name="Table3.B2" office:value-type="string">
            <text:p text:style-name="P33">Checks if the selected_piece is at the specified position.</text:p>
            <text:p text:style-name="P33">Returns a Boolean.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4"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50"><text:span text:style-name="T23">0</text:span> / <text:span text:style-name="T19">A</text:span></text:p>
          </table:table-cell>
          <table:table-cell table:style-name="Table4.A1" office:value-type="string">
            <text:p text:style-name="P50"><text:span text:style-name="T23">1</text:span> / <text:span text:style-name="T19">B</text:span></text:p>
          </table:table-cell>
          <table:table-cell table:style-name="Table4.A1" office:value-type="string">
            <text:p text:style-name="P50"><text:span text:style-name="T23">2</text:span> / <text:span text:style-name="T19">C</text:span></text:p>
          </table:table-cell>
          <table:table-cell table:style-name="Table4.A1" office:value-type="string">
            <text:p text:style-name="P50"><text:span text:style-name="T23">3</text:span> / <text:span text:style-name="T19">D</text:span></text:p>
          </table:table-cell>
          <table:table-cell table:style-name="Table4.A1" office:value-type="string">
            <text:p text:style-name="P50"><text:span text:style-name="T23">4</text:span> / <text:span text:style-name="T19">E</text:span></text:p>
          </table:table-cell>
          <table:table-cell table:style-name="Table4.A1" office:value-type="string">
            <text:p text:style-name="P50"><text:span text:style-name="T23">5</text:span> / <text:span text:style-name="T19">F</text:span></text:p>
          </table:table-cell>
          <table:table-cell table:style-name="Table4.A1" office:value-type="string">
            <text:p text:style-name="P50"><text:span text:style-name="T23">6</text:span> / <text:span text:style-name="T19">G</text:span></text:p>
          </table:table-cell>
          <table:table-cell table:style-name="Table4.I1" office:value-type="string">
            <text:p text:style-name="P50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50"><text:span text:style-name="T23">0</text:span> / <text:span text:style-name="T19">8</text:span></text:p>
          </table:table-cell>
          <table:table-cell table:style-name="Table4.A2" office:value-type="string">
            <text:p text:style-name="P48">R</text:p>
          </table:table-cell>
          <table:table-cell table:style-name="Table4.A2" office:value-type="string">
            <text:p text:style-name="P53">N</text:p>
          </table:table-cell>
          <table:table-cell table:style-name="Table4.A2" office:value-type="string">
            <text:p text:style-name="P48">B</text:p>
          </table:table-cell>
          <table:table-cell table:style-name="Table4.A2" office:value-type="string">
            <text:p text:style-name="P48">Q</text:p>
          </table:table-cell>
          <table:table-cell table:style-name="Table4.A2" office:value-type="string">
            <text:p text:style-name="P48">K</text:p>
          </table:table-cell>
          <table:table-cell table:style-name="Table4.A2" office:value-type="string">
            <text:p text:style-name="P48">B</text:p>
          </table:table-cell>
          <table:table-cell table:style-name="Table4.A2" office:value-type="string">
            <text:p text:style-name="P48">N</text:p>
          </table:table-cell>
          <table:table-cell table:style-name="Table4.I2" office:value-type="string">
            <text:p text:style-name="P54">R</text:p>
          </table:table-cell>
        </table:table-row>
        <table:table-row>
          <table:table-cell table:style-name="Table4.A2" office:value-type="string">
            <text:p text:style-name="P50"><text:span text:style-name="T23">1</text:span> / <text:span text:style-name="T19">7</text:span>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53">P</text:p>
          </table:table-cell>
          <table:table-cell table:style-name="Table4.A2" office:value-type="string">
            <text:p text:style-name="P52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52">P</text:p>
          </table:table-cell>
          <table:table-cell table:style-name="Table4.A2" office:value-type="string">
            <text:p text:style-name="P54">P</text:p>
          </table:table-cell>
          <table:table-cell table:style-name="Table4.I2" office:value-type="string">
            <text:p text:style-name="P48">P</text:p>
          </table:table-cell>
        </table:table-row>
        <table:table-row>
          <table:table-cell table:style-name="Table4.A2" office:value-type="string">
            <text:p text:style-name="P50"><text:span text:style-name="T23">2</text:span> / <text:span text:style-name="T19">6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2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0"><text:span text:style-name="T23">3</text:span> / <text:span text:style-name="T19">5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49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0"><text:span text:style-name="T23">4</text:span> / <text:span text:style-name="T19">4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2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0"><text:span text:style-name="T23">5</text:span> / <text:span text:style-name="T19">3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3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0"><text:span text:style-name="T23">6</text:span> / <text:span text:style-name="T19">2</text:span>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54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 <text:s text:c="27"/></text:p>
          </table:table-cell>
          <table:table-cell table:style-name="Table4.I2" office:value-type="string">
            <text:p text:style-name="P53">P</text:p>
          </table:table-cell>
        </table:table-row>
        <table:table-row>
          <table:table-cell table:style-name="Table4.A2" office:value-type="string">
            <text:p text:style-name="P50"><text:span text:style-name="T23">7</text:span> / <text:span text:style-name="T19">1</text:span></text:p>
          </table:table-cell>
          <table:table-cell table:style-name="Table4.A2" office:value-type="string">
            <text:p text:style-name="P54">R</text:p>
          </table:table-cell>
          <table:table-cell table:style-name="Table4.A2" office:value-type="string">
            <text:p text:style-name="P48">N</text:p>
          </table:table-cell>
          <table:table-cell table:style-name="Table4.A2" office:value-type="string">
            <text:p text:style-name="P48">B</text:p>
          </table:table-cell>
          <table:table-cell table:style-name="Table4.A2" office:value-type="string">
            <text:p text:style-name="P48">Q</text:p>
          </table:table-cell>
          <table:table-cell table:style-name="Table4.A2" office:value-type="string">
            <text:p text:style-name="P48">K</text:p>
          </table:table-cell>
          <table:table-cell table:style-name="Table4.A2" office:value-type="string">
            <text:p text:style-name="P48">B</text:p>
          </table:table-cell>
          <table:table-cell table:style-name="Table4.A2" office:value-type="string">
            <text:p text:style-name="P48">N</text:p>
          </table:table-cell>
          <table:table-cell table:style-name="Table4.I2" office:value-type="string">
            <text:p text:style-name="P48">R</text:p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39">White</text:p>
          </table:table-cell>
          <table:covered-table-cell/>
          <table:table-cell table:style-name="Table5.C1" table:number-columns-spanned="2" office:value-type="string">
            <text:p text:style-name="P39">Black</text:p>
          </table:table-cell>
          <table:covered-table-cell/>
        </table:table-row>
        <table:table-row>
          <table:table-cell table:style-name="Table5.A2" office:value-type="string">
            <text:p text:style-name="P39">Piece</text:p>
          </table:table-cell>
          <table:table-cell table:style-name="Table5.A2" office:value-type="string">
            <text:p text:style-name="P39">Position</text:p>
          </table:table-cell>
          <table:table-cell table:style-name="Table5.A2" office:value-type="string">
            <text:p text:style-name="P39">Piece</text:p>
          </table:table-cell>
          <table:table-cell table:style-name="Table5.D2" office:value-type="string">
            <text:p text:style-name="P39">Position</text:p>
          </table:table-cell>
        </table:table-row>
        <table:table-row>
          <table:table-cell table:style-name="Table5.A2" office:value-type="string">
            <text:p text:style-name="P41">Pawns</text:p>
          </table:table-cell>
          <table:table-cell table:style-name="Table5.A2" office:value-type="string">
            <text:p text:style-name="P41">A2[6, 0] <text:s/>B2[6, 1]</text:p>
            <text:p text:style-name="P41">C2[6, 2] <text:s/>D2[6, 3]</text:p>
            <text:p text:style-name="P41">E2[6, 4] <text:s/>F2[6, 5]</text:p>
            <text:p text:style-name="P41">G2[6, 6] <text:s/>H2[6, 7]</text:p>
          </table:table-cell>
          <table:table-cell table:style-name="Table5.A2" office:value-type="string">
            <text:p text:style-name="P41">Pawns</text:p>
          </table:table-cell>
          <table:table-cell table:style-name="Table5.D2" office:value-type="string">
            <text:p text:style-name="P41"><text:span text:style-name="T19">A7</text:span>[<text:span text:style-name="T19">1, 0</text:span>] <text:s/><text:span text:style-name="T19">B7</text:span>[<text:span text:style-name="T19">1, 1</text:span>]</text:p>
            <text:p text:style-name="P41"><text:span text:style-name="T19">C7</text:span>[<text:span text:style-name="T19">1, 2</text:span>] <text:s/><text:span text:style-name="T19">D7</text:span>[<text:span text:style-name="T19">1, 3</text:span>]</text:p>
            <text:p text:style-name="P41"><text:span text:style-name="T19">E7</text:span>[<text:span text:style-name="T19">1, 4</text:span>] <text:s/><text:span text:style-name="T19">F7</text:span>[<text:span text:style-name="T19">1, 5</text:span>]</text:p>
            <text:p text:style-name="P41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1">Rooks</text:p>
          </table:table-cell>
          <table:table-cell table:style-name="Table5.A2" office:value-type="string">
            <text:p text:style-name="P41">A1[7, 0] <text:s/>H1[7, 7]</text:p>
          </table:table-cell>
          <table:table-cell table:style-name="Table5.A2" office:value-type="string">
            <text:p text:style-name="P41">Rooks</text:p>
          </table:table-cell>
          <table:table-cell table:style-name="Table5.D2" office:value-type="string">
            <text:p text:style-name="P41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1">Knights</text:p>
          </table:table-cell>
          <table:table-cell table:style-name="Table5.A2" office:value-type="string">
            <text:p text:style-name="P41">B1[7, 1] <text:s/>G1[7, 6]</text:p>
          </table:table-cell>
          <table:table-cell table:style-name="Table5.A2" office:value-type="string">
            <text:p text:style-name="P41">Knights</text:p>
          </table:table-cell>
          <table:table-cell table:style-name="Table5.D2" office:value-type="string">
            <text:p text:style-name="P41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1">Bishops</text:p>
          </table:table-cell>
          <table:table-cell table:style-name="Table5.A2" office:value-type="string">
            <text:p text:style-name="P41">C1[7, 2] <text:s/>F1[7, 5]</text:p>
          </table:table-cell>
          <table:table-cell table:style-name="Table5.A2" office:value-type="string">
            <text:p text:style-name="P41">Bishops</text:p>
          </table:table-cell>
          <table:table-cell table:style-name="Table5.D2" office:value-type="string">
            <text:p text:style-name="P41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1">Queen</text:p>
          </table:table-cell>
          <table:table-cell table:style-name="Table5.A2" office:value-type="string">
            <text:p text:style-name="P41"><text:span text:style-name="T19">D1</text:span>[<text:span text:style-name="T19">7, 3</text:span>]</text:p>
          </table:table-cell>
          <table:table-cell table:style-name="Table5.A2" office:value-type="string">
            <text:p text:style-name="P41">Queen</text:p>
          </table:table-cell>
          <table:table-cell table:style-name="Table5.D2" office:value-type="string">
            <text:p text:style-name="P41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1">King</text:p>
          </table:table-cell>
          <table:table-cell table:style-name="Table5.A2" office:value-type="string">
            <text:p text:style-name="P41"><text:span text:style-name="T19">E1</text:span>[<text:span text:style-name="T19">7, 4</text:span>]</text:p>
          </table:table-cell>
          <table:table-cell table:style-name="Table5.A2" office:value-type="string">
            <text:p text:style-name="P41">King</text:p>
          </table:table-cell>
          <table:table-cell table:style-name="Table5.D2" office:value-type="string">
            <text:p text:style-name="P41"><text:span text:style-name="T19">E8</text:span>[<text:span text:style-name="T19">0, 4</text:span>]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1-26T13:00:51.199756430</dc:date>
    <meta:editing-duration>PT16H39M55S</meta:editing-duration>
    <meta:editing-cycles>11</meta:editing-cycles>
    <meta:generator>LibreOffice/6.4.6.2$Linux_X86_64 LibreOffice_project/40$Build-2</meta:generator>
    <meta:document-statistic meta:table-count="6" meta:image-count="1" meta:object-count="0" meta:page-count="5" meta:paragraph-count="219" meta:word-count="1113" meta:character-count="5849" meta:non-whitespace-character-count="4951"/>
  </office:meta>
</office:document-meta>
</file>